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Fundada em 2006, a Kripton Sports iniciou suas atividades com o intuito de oferecer aos seus clientes uma completa gama de suplementos alimentares, nacionais e importados além de uma consultoria personalizada. Está situada em um local estrategicamente localizado, no bairro do Jaraguá, próximo a estação da CPTM que leva o mesmo nome do bairro.</text:p>
      <text:p text:style-name="Standard"/>
      <text:p text:style-name="Standard">A loja dispõe de um completo portfólio contendo os mais diversos produtos voltados a nutrição esportiva, dentre eles vitaminas, proteínas, aminoácidos e substitutos de refeição, além de vestuário e pesos para que seus clientes exercitem-se quando e onde quiserem.</text:p>
      <text:p text:style-name="Standard"/>
      <text:p text:style-name="Standard">Entre seus principais parceiros estão: Max Titânium, Integral médica, BodyAction, Probiótica, Universal e Optmum Nutrition.</text:p>
      <text:p text:style-name="Standard"/>
      <text:p text:style-name="Standard">Em 2016, para atender melhor seus clientes, a Kripton passou por uma grande reforma em sua loja, incluindo a ampliação de seu show room possibilitando um atendimento diferenciado. <text:s/>Atualmente, a loja conta com um consultor graduado em educação física e um nutricionista, garantindo uma completa consultoria que abrangem o treino, dieta e a nutrição do cliente.</text:p>
      <text:p text:style-name="Standard"/>
      <text:p text:style-name="Standard">De acordo com o proprietário, atualmente a loja atende a uma média de 900 clientes por mês, e devido ao grande aumento no fluxo de vendas, foi constatada a necessidade da implementação de um sistema que efetuasse o gerenciamento de seu estoque, caixa e demais atividades administrativas, pois estes processos ainda ocorrem de forma manual possibilitando que erros sejam cometidos, consequentemente trazendo grandes prejuízos financeiros.</text:p>
      <text:p text:style-name="Standard"/>
      <text:p text:style-name="Standard">O estabelecimento enfrenta outros problemas devido a utilização de processos manuais, pois segundo o consultor, existe uma grande dificuldade em controlar quais itens foram vendidos em um determinado período além das regulares divergências em seu PDV, (Ponto de venda).</text:p>
      <text:p text:style-name="Standard"/>
      <text:p text:style-name="Standard">O proprietário espera que através da implementação de um sistema gerencial informatizado, <text:s/>ele possa oferecer um melhor atendimento a seus clientes, pois sabendo quais produtos seus consumidores adquiriram em um determinado período, será possível obter o perfil individual de consumo, facilitando futuras consultorias.</text:p>
      <text:p text:style-name="Standard"/>
      <text:p text:style-name="Standard">Também espera que sejam mitigadas as quebras de estoque seja pela perda de produtos devido a proximidade de suas respectivas validades, seja pela falta de um controle eficiente de seu estoqu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lito </meta:initial-creator>
    <meta:creation-date>2018-03-01T15:20:07.41</meta:creation-date>
    <dc:date>2018-03-04T15:25:34.26</dc:date>
    <dc:creator>Joselito </dc:creator>
    <meta:editing-duration>PT37M7S</meta:editing-duration>
    <meta:editing-cycles>5</meta:editing-cycles>
    <meta:generator>OpenOffice/4.1.4$Win32 OpenOffice.org_project/414m5$Build-9788</meta:generator>
    <meta:document-statistic meta:table-count="0" meta:image-count="0" meta:object-count="0" meta:page-count="1" meta:paragraph-count="8" meta:word-count="342" meta:character-count="2307"/>
  </office:meta>
</office:document-meta>
</file>